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style:text-properties officeooo:rsid="0008a158" officeooo:paragraph-rsid="0008a158"/>
    </style:style>
    <style:style style:name="P2" style:family="paragraph" style:parent-style-name="Text_20_body">
      <style:paragraph-properties fo:margin-left="0cm" fo:margin-right="0cm" fo:margin-top="0cm" fo:margin-bottom="0cm" loext:contextual-spacing="false" fo:text-indent="0cm" style:auto-text-indent="false"/>
      <style:text-properties officeooo:rsid="0008a158" officeooo:paragraph-rsid="0008a158"/>
    </style:style>
    <style:style style:name="T1" style:family="text">
      <style:text-properties officeooo:rsid="000a884b"/>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a884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milias → cambio de criterio.</text:p>
      <text:p text:style-name="P1"/>
      <text:p text:style-name="P1">Se considera a los “niños” como elemento fundamental de la familia. </text:p>
      <text:p text:style-name="P1">Se distinguen dos tipos de familia:</text:p>
      <text:p text:style-name="P1">* Familia con niños (Fam_kids): formada por un hombre, una mujer y, al menos, un niño</text:p>
      <text:p text:style-name="P1">* Familia unipersonal (Fam_one_person): todos los agentes que no sean niños y no estén incluidos en ninguna Fam_kids se consideran familias unipersonales (agentes libres)</text:p>
      <text:p text:style-name="P1"/>
      <text:p text:style-name="P1">DUDAS:</text:p>
      <text:p text:style-name="P1"/>
      <text:p text:style-name="P1">* Definición de niño. ¿Limite de edad?</text:p>
      <text:p text:style-name="P1"/>
      <text:p text:style-name="P1">* Si todos los agentes que no forman parte de una Fam_kids se consideran libres, ¿realmente es necesaria una clase Fam_one_person</text:p>
      <text:p text:style-name="P1"/>
      <text:p text:style-name="P1">* SOBRE LAS ACTUALIZACIONES. En cada iteración nace un número indeterminado de niños que deben ser asignados a una Fam_kids. Exiwten dos opciones:</text:p>
      <text:p text:style-name="P1">1. <text:s/>Añadirlos a una Fam_kids previamente existente</text:p>
      <text:p text:style-name="P1">2. Crear una nueva Fam_kids, es decir, seleccionar a una madre y a un padre de entre los adultos disponibles que no forman parte de ninguna Fam_kids y formar una nueva.</text:p>
      <text:p text:style-name="P1">¿Qué criterio ha de asumirse?</text:p>
      <text:p text:style-name="P1"/>
      <text:p text:style-name="P1">* SOBRE LAS ACTUALIZACIONES. En cada iteración, si el municipio tiene saldo migratorio positivo, llegan nuevas personas. Pero, ¿qué edad tienen esas personas? Podemos asumir que no fuesen niños pero, ¿qué consecuencias tendría esto pensando en, por ejemplo, ciudades universitarias a la que llegan jovenes de 18 años? ¿Son estos jóvenes “niños” o adultos? Distinción <text:span text:style-name="T2">suficie</text:span><text:span text:style-name="T3">m</text:span><text:span text:style-name="T2">te</text:span> (?)</text:p>
      <text:p text:style-name="P1"/>
      <text:p text:style-name="P1">* <text:span text:style-name="T1">SOBRE LAS ACTUALIZACIONES. Hasta ahora, habíamos asumido que los agentes tomarian su decisión de migrar en función de un coeficiente: si estaba por debajo de un umbral, se marchaba del municipio; en caso contrario, permanecía. Podemos mantener este criterio para los agentes libres que forman una familia unipersonal (Fam_one_person) pero, ¿qué pasa con las familias con niños (Fam_kids)? ¿Cuándon una </text:span><text:span text:style-name="T3">familia</text:span><text:span text:style-name="T1"> con niños decide marcharse?, ¿cuando todos son infelices?, ¿cuando el niño es infeliz?</text:span></text:p>
      <text:p text:style-name="P1"/>
      <text:p text:style-name="P1">* SOBRE LARGECITIES: ¿Necesitamos saber el tipo de familias que contiene? ¿Podemos seguirlas considerando un <text:span text:style-name="T2">contenedor</text:span> <text:span text:style-name="T1">sin más</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7T16:13:40.057342232</meta:creation-date>
    <dc:date>2022-05-08T16:31:47.477980080</dc:date>
    <meta:editing-duration>PT5M42S</meta:editing-duration>
    <meta:editing-cycles>2</meta:editing-cycles>
    <meta:generator>LibreOffice/6.0.7.3$Linux_X86_64 LibreOffice_project/00m0$Build-3</meta:generator>
    <meta:document-statistic meta:table-count="0" meta:image-count="0" meta:object-count="0" meta:page-count="1" meta:paragraph-count="15" meta:word-count="307" meta:character-count="1961" meta:non-whitespace-character-count="1667"/>
  </office:meta>
</office:document-meta>
</file>